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graphics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 Medium" svg:font-family="'Source Code Pro Medium'" style:font-family-generic="modern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e141e" loext:opacity="100%" style:font-name="Times New Roman" fo:font-size="10pt" fo:letter-spacing="normal" fo:font-style="normal" fo:font-weight="bold" officeooo:rsid="0006dcb5" officeooo:paragraph-rsid="0006dcb5" style:font-size-asian="10pt" style:font-weight-asian="bold" style:font-size-complex="10pt" style:font-weight-complex="bold" loext:padding="0in" loext:border="none"/>
    </style:style>
    <style:style style:name="P2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/>
      <style:text-properties style:font-name="Times New Roman" fo:font-size="8pt" officeooo:rsid="000a3ac7" officeooo:paragraph-rsid="000a3ac7" style:font-size-asian="7pt" style:font-size-complex="8pt"/>
    </style:style>
    <style:style style:name="P3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>
        <style:tab-stops>
          <style:tab-stop style:position="0.2374in"/>
        </style:tab-stops>
      </style:paragraph-properties>
      <style:text-properties style:font-name="Times New Roman" fo:font-size="8pt" officeooo:rsid="000a3ac7" officeooo:paragraph-rsid="000a3ac7" style:font-size-asian="7pt" style:font-size-complex="8pt"/>
    </style:style>
    <style:style style:name="P4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>
        <style:tab-stops>
          <style:tab-stop style:position="0.2374in"/>
        </style:tab-stops>
      </style:paragraph-properties>
      <style:text-properties style:font-name="Times New Roman" fo:font-size="8pt" officeooo:rsid="000d3318" officeooo:paragraph-rsid="000d3318" style:font-size-asian="7pt" style:font-size-complex="8pt"/>
    </style:style>
    <style:style style:name="P5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>
        <style:tab-stops>
          <style:tab-stop style:position="0.2374in"/>
        </style:tab-stops>
      </style:paragraph-properties>
      <style:text-properties style:font-name="Times New Roman" fo:font-size="8pt" officeooo:rsid="000e30c5" officeooo:paragraph-rsid="000e30c5" style:font-size-asian="7pt" style:font-size-complex="8pt"/>
    </style:style>
    <style:style style:name="P6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>
        <style:tab-stops>
          <style:tab-stop style:position="0.2374in"/>
        </style:tab-stops>
      </style:paragraph-properties>
      <style:text-properties style:font-name="Times New Roman" fo:font-size="8pt" officeooo:rsid="000ee27e" officeooo:paragraph-rsid="000ee27e" style:font-size-asian="7pt" style:font-size-complex="8pt"/>
    </style:style>
    <style:style style:name="P7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>
        <style:tab-stops>
          <style:tab-stop style:position="0.2374in"/>
        </style:tab-stops>
      </style:paragraph-properties>
      <style:text-properties style:font-name="Times New Roman" fo:font-size="8pt" fo:font-style="normal" fo:font-weight="bold" officeooo:rsid="000ee27e" officeooo:paragraph-rsid="000ee27e" style:font-size-asian="7pt" style:font-style-asian="normal" style:font-weight-asian="bold" style:font-size-complex="8pt" style:font-style-complex="normal" style:font-weight-complex="bold"/>
    </style:style>
    <style:style style:name="P8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>
        <style:tab-stops>
          <style:tab-stop style:position="0.2374in"/>
        </style:tab-stops>
      </style:paragraph-properties>
      <style:text-properties style:font-name="Times New Roman" fo:font-size="8pt" fo:font-style="normal" fo:font-weight="normal" officeooo:rsid="000ee27e" officeooo:paragraph-rsid="000ee27e" style:font-size-asian="7pt" style:font-style-asian="normal" style:font-weight-asian="normal" style:font-size-complex="8pt" style:font-style-complex="normal" style:font-weight-complex="normal"/>
    </style:style>
    <style:style style:name="P9" style:family="paragraph" style:parent-style-name="Text_20_body">
      <style:paragraph-properties style:line-height-at-least="0.1598in"/>
      <style:text-properties officeooo:paragraph-rsid="00128077"/>
    </style:style>
    <style:style style:name="P10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>
        <style:tab-stops>
          <style:tab-stop style:position="0.2374in"/>
        </style:tab-stops>
      </style:paragraph-properties>
      <style:text-properties style:font-name="Times New Roman" fo:font-size="8pt" fo:font-style="normal" fo:font-weight="bold" officeooo:rsid="000ee27e" officeooo:paragraph-rsid="000ee27e" style:font-size-asian="7pt" style:font-style-asian="normal" style:font-weight-asian="bold" style:font-size-complex="8pt" style:font-style-complex="normal" style:font-weight-complex="bold"/>
    </style:style>
    <style:style style:name="P11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>
        <style:tab-stops>
          <style:tab-stop style:position="0.2374in"/>
        </style:tab-stops>
      </style:paragraph-properties>
      <style:text-properties style:font-name="Source Code Pro" fo:font-size="9pt" fo:font-style="italic" style:text-underline-style="solid" style:text-underline-width="auto" style:text-underline-color="font-color" fo:font-weight="normal" officeooo:rsid="000f2b72" officeooo:paragraph-rsid="000f2b72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>
        <style:tab-stops>
          <style:tab-stop style:position="0.2374in"/>
        </style:tab-stops>
      </style:paragraph-properties>
      <style:text-properties style:font-name="Source Code Pro" fo:font-size="7pt" fo:font-style="italic" fo:font-weight="normal" officeooo:rsid="000f2b72" officeooo:paragraph-rsid="000f2b72" style:font-size-asian="7pt" style:font-style-asian="italic" style:font-weight-asian="normal" style:font-size-complex="7pt" style:font-style-complex="italic" style:font-weight-complex="normal"/>
    </style:style>
    <style:style style:name="P13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>
        <style:tab-stops>
          <style:tab-stop style:position="0.2374in"/>
        </style:tab-stops>
      </style:paragraph-properties>
      <style:text-properties fo:color="#2a6099" loext:opacity="100%" style:font-name="Source Code Pro" fo:font-size="7pt" officeooo:rsid="000d3318" officeooo:paragraph-rsid="000d3318" style:font-size-asian="7pt" style:font-size-complex="7pt"/>
    </style:style>
    <style:style style:name="P14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e141e" loext:opacity="100%" style:font-name="Times New Roman" fo:font-size="10pt" fo:letter-spacing="normal" fo:font-style="normal" fo:font-weight="bold" officeooo:rsid="0006dcb5" officeooo:paragraph-rsid="002f6353" style:font-size-asian="10pt" style:font-weight-asian="bold" style:font-size-complex="10pt" style:font-weight-complex="bold" loext:padding="0in" loext:border="none"/>
    </style:style>
    <style:style style:name="P15" style:family="paragraph" style:parent-style-name="Text_20_body">
      <style:paragraph-properties fo:margin-left="0in" fo:margin-right="0in" fo:margin-top="0.052in" fo:margin-bottom="0in" style:contextual-spacing="false" style:line-height-at-least="0.1598in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e141e" loext:opacity="100%" style:font-name="Times New Roman" fo:font-size="10pt" fo:letter-spacing="normal" fo:font-style="normal" fo:font-weight="bold" officeooo:rsid="0006dcb5" officeooo:paragraph-rsid="002f71d3" style:font-size-asian="10pt" style:font-weight-asian="bold" style:font-size-complex="10pt" style:font-weight-complex="bold" loext:padding="0in" loext:border="none"/>
    </style:style>
    <style:style style:name="T1" style:family="text">
      <style:text-properties officeooo:rsid="0008c53b"/>
    </style:style>
    <style:style style:name="T2" style:family="text">
      <style:text-properties officeooo:rsid="000a3e96"/>
    </style:style>
    <style:style style:name="T3" style:family="text">
      <style:text-properties officeooo:rsid="000d02ec"/>
    </style:style>
    <style:style style:name="T4" style:family="text">
      <style:text-properties officeooo:rsid="000e30c5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2f6353"/>
    </style:style>
    <style:style style:name="T7" style:family="text">
      <style:text-properties style:font-name="Times New Roman" fo:font-weight="normal" officeooo:rsid="002f6353" style:font-weight-asian="normal" style:font-weight-complex="normal"/>
    </style:style>
    <style:style style:name="T8" style:family="text">
      <style:text-properties style:font-name="Times New Roman" fo:font-size="8pt" fo:font-weight="normal" officeooo:rsid="002f71d3" style:font-size-asian="7pt" style:font-weight-asian="normal" style:font-size-complex="8pt" style:font-weight-complex="normal"/>
    </style:style>
    <style:style style:name="T9" style:family="text">
      <style:text-properties style:font-name="Times New Roman" fo:font-size="8pt" officeooo:rsid="002f71d3" style:font-size-asian="7pt" style:font-size-complex="8pt"/>
    </style:style>
    <style:style style:name="T10" style:family="text">
      <style:text-properties officeooo:rsid="0022dc8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d02ec" style:font-style-asian="italic" style:font-style-complex="italic"/>
    </style:style>
    <style:style style:name="T13" style:family="text">
      <style:text-properties style:font-name="Source Code Pro Medium" fo:font-style="italic" officeooo:rsid="000d02ec" style:font-style-asian="italic" style:font-style-complex="italic"/>
    </style:style>
    <style:style style:name="T14" style:family="text">
      <style:text-properties fo:color="#158466" loext:opacity="100%" style:font-name="Source Code Pro Medium" fo:font-style="italic" officeooo:rsid="000d02ec" style:font-style-asian="italic" style:font-style-complex="italic"/>
    </style:style>
    <style:style style:name="T15" style:family="text">
      <style:text-properties fo:color="#2a6099" loext:opacity="100%"/>
    </style:style>
    <style:style style:name="T16" style:family="text">
      <style:text-properties fo:color="#2a6099" loext:opacity="100%" style:font-name="Source Code Pro Medium" fo:font-style="italic" officeooo:rsid="000d02ec" style:font-style-asian="italic" style:font-style-complex="italic"/>
    </style:style>
    <style:style style:name="T17" style:family="text">
      <style:text-properties fo:color="#2a6099" loext:opacity="100%" style:font-name="Source Code Pro Medium" fo:font-style="italic" officeooo:rsid="000d02ec" style:font-size-asian="8pt" style:font-style-asian="italic" style:font-style-complex="italic"/>
    </style:style>
    <style:style style:name="T18" style:family="text">
      <style:text-properties fo:color="#2a6099" loext:opacity="100%" style:font-name="Source Code Pro Medium" fo:font-style="italic" fo:font-weight="bold" officeooo:rsid="000d02ec" style:font-size-asian="8pt" style:font-style-asian="italic" style:font-weight-asian="bold" style:font-style-complex="italic" style:font-weight-complex="bold"/>
    </style:style>
    <style:style style:name="T19" style:family="text">
      <style:text-properties fo:color="#2a6099" loext:opacity="100%" style:font-name="Source Code Pro Medium" fo:font-style="italic" fo:font-weight="normal" officeooo:rsid="000d02ec" style:font-size-asian="8pt" style:font-style-asian="italic" style:font-weight-asian="normal" style:font-style-complex="italic" style:font-weight-complex="normal"/>
    </style:style>
    <style:style style:name="T20" style:family="text">
      <style:text-properties fo:color="#2a6099" loext:opacity="100%" style:font-name="Source Code Pro Medium" fo:font-style="normal" fo:font-weight="bold" officeooo:rsid="000d02ec" style:font-size-asian="8pt" style:font-style-asian="normal" style:font-weight-asian="bold" style:font-style-complex="normal" style:font-weight-complex="bold"/>
    </style:style>
    <style:style style:name="T21" style:family="text">
      <style:text-properties fo:color="#2a6099" loext:opacity="100%" style:font-name="Source Code Pro Medium" fo:font-style="normal" fo:font-weight="normal" officeooo:rsid="000d02ec" style:font-size-asian="8pt" style:font-style-asian="normal" style:font-weight-asian="normal" style:font-style-complex="normal" style:font-weight-complex="normal"/>
    </style:style>
    <style:style style:name="T22" style:family="text">
      <style:text-properties fo:color="#2a6099" loext:opacity="100%" style:font-name="Source Code Pro Medium" fo:font-size="6pt" fo:font-style="italic" fo:font-weight="normal" officeooo:rsid="000d02ec" style:font-size-asian="6pt" style:font-style-asian="italic" style:font-weight-asian="normal" style:font-size-complex="6pt" style:font-style-complex="italic" style:font-weight-complex="normal"/>
    </style:style>
    <style:style style:name="T23" style:family="text">
      <style:text-properties fo:color="#2a6099" loext:opacity="100%" style:font-name="Source Code Pro Medium" fo:font-size="7pt" fo:font-style="italic" fo:font-weight="normal" officeooo:rsid="000d02ec" style:font-style-asian="italic" style:font-weight-asian="normal" style:font-size-complex="7pt" style:font-style-complex="italic" style:font-weight-complex="normal"/>
    </style:style>
    <style:style style:name="T24" style:family="text">
      <style:text-properties fo:color="#2a6099" loext:opacity="100%" style:font-name="Source Code Pro" fo:font-size="6pt" fo:font-style="italic" style:font-size-asian="6pt" style:font-style-asian="italic" style:font-size-complex="6pt" style:font-style-complex="italic"/>
    </style:style>
    <style:style style:name="T25" style:family="text">
      <style:text-properties fo:color="#2a6099" loext:opacity="100%" style:font-name="Source Code Pro" fo:font-size="7pt" fo:font-style="italic" style:font-style-asian="italic" style:font-size-complex="7pt" style:font-style-complex="italic"/>
    </style:style>
    <style:style style:name="T26" style:family="text">
      <style:text-properties fo:color="#2a6099" loext:opacity="100%" fo:font-style="italic" style:font-style-asian="italic" style:font-style-complex="italic"/>
    </style:style>
    <style:style style:name="T27" style:family="text">
      <style:text-properties fo:color="#2a6099" loext:opacity="100%" fo:font-size="6pt" fo:font-style="italic" style:font-size-asian="6pt" style:font-style-asian="italic" style:font-size-complex="6pt" style:font-style-complex="italic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style:font-name="Source Code Pro" fo:font-size="6pt" style:font-size-asian="6pt" style:font-size-complex="6pt"/>
    </style:style>
    <style:style style:name="T30" style:family="text">
      <style:text-properties style:font-name="Source Code Pro" fo:font-size="6pt" fo:font-style="italic" style:font-size-asian="6pt" style:font-style-asian="italic" style:font-size-complex="6pt" style:font-style-complex="italic"/>
    </style:style>
    <style:style style:name="T31" style:family="text">
      <style:text-properties fo:font-variant="normal" fo:text-transform="none" fo:color="#0e141e" loext:opacity="100%" style:font-name="Times New Roman" fo:font-size="10pt" fo:letter-spacing="normal" fo:font-style="normal" fo:font-weight="bold" officeooo:rsid="0006dcb5" style:font-size-asian="10pt" style:font-weight-asian="bold" style:font-size-complex="10pt" style:font-weight-complex="bold" loext:padding="0in" loext:border="none"/>
    </style:style>
    <style:style style:name="T32" style:family="text">
      <style:text-properties fo:font-variant="normal" fo:text-transform="none" fo:color="#0e141e" loext:opacity="100%" style:font-name="Times New Roman" fo:font-size="10pt" fo:letter-spacing="normal" fo:font-style="normal" fo:font-weight="bold" officeooo:rsid="0008c53b" style:font-size-asian="10pt" style:font-weight-asian="bold" style:font-size-complex="10pt" style:font-weight-complex="bold" loext:padding="0in" loext:border="non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fo:background-color="#eeeeee" style:background-transparency="0%" draw:fill="solid" draw:fill-color="#eeeeee" draw: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1: <text:span text:style-name="T1">Say “Hello, World” with Python</text:span></text:p>
      <text:p text:style-name="P2">(İşte) <text:span text:style-name="T2">Python’da çalıştırılabilen örnek bir kod satırı:</text:span></text:p>
      <text:p text:style-name="P3"><text:tab/><text:span text:style-name="T23">print(“Hello, World!”)</text:span></text:p>
      <text:p text:style-name="P4">Bir string’i bir değişken olarak kolayca saklayabilir ve ardından onu stdout’a yazdırabilirsiniz:</text:p>
      <text:p text:style-name="P13"><text:tab/>my_string = “Hello, World!”</text:p>
      <text:p text:style-name="P13"><text:tab/><text:span text:style-name="T4">print(my_string)</text:span></text:p>
      <text:p text:style-name="P5">Yukarıdaki kod ekranınıza <text:span text:style-name="T25">Hello, World!</text:span> Yazdıracaktır.</text:p>
      <text:p text:style-name="P6">Alttaki editörde kendinizi deneyin!</text:p>
      <text:p text:style-name="P7">Input:</text:p>
      <text:p text:style-name="P8">Bu challenge’da hiçbir input okumana ihtiyacın yok. (Bu meydan okumada herhangi bir girdi okumanıza gerek yoktur.)</text:p>
      <text:p text:style-name="P7">Output:</text:p>
      <text:p text:style-name="P8">Stdout’ta <text:span text:style-name="T25">“Hello, World!”</text:span> yazdırın.</text:p>
      <text:p text:style-name="P7">Örnek <text:span text:style-name="T10">Output</text:span> 0:</text:p>
      <text:p text:style-name="P12"><text:span text:style-name="T15">Hello, World!</text:span></text:p>
      <text:p text:style-name="P11">Code Editor: Language Python 3</text:p>
      <text:p text:style-name="P9"><text:span text:style-name="Source_20_Text"><text:span text:style-name="T5"><draw:frame draw:style-name="fr2" draw:name="Nesne1" text:anchor-type="as-char" svg:y="-0.5972in" svg:width="2.6571in" svg:height="0.6854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9"><text:span text:style-name="Source_20_Text"/></text:p>
      <text:p text:style-name="P9"><draw:frame draw:style-name="fr1" draw:name="Nesne2" text:anchor-type="char" svg:x="-0.2161in" svg:y="-0.1311in" svg:width="2.7335in" svg:height="1.6346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oft-page-break/><text:span text:style-name="Source_20_Text"><text:span text:style-name="T5"/></text:span></text:p>
      <text:p text:style-name="P14"><text:span text:style-name="Source_20_Text"><text:span text:style-name="T5">Problem </text:span></text:span><text:span text:style-name="Source_20_Text"><text:span text:style-name="T6">2</text:span></text:span><text:span text:style-name="Source_20_Text"><text:span text:style-name="T5">: </text:span></text:span><text:span text:style-name="Source_20_Text"><text:span text:style-name="T6">Arithmetic Operators</text:span></text:span></text:p>
      <text:p text:style-name="P15"><text:span text:style-name="Source_20_Text"><text:span text:style-name="T9">Task</text:span></text:span></text:p>
      <text:p text:style-name="P15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 Medium" svg:font-family="'Source Code Pro Medium'" style:font-family-generic="modern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2083in">
        <style:tab-stops>
          <style:tab-stop style:position="0.2374in"/>
        </style:tab-stops>
      </style:paragraph-properties>
      <style:text-properties fo:font-size="8pt" style:font-size-asian="8pt" style:font-size-complex="8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799in" style:type="center"/>
          <style:tab-stop style:position="7.55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799in" style:type="center"/>
          <style:tab-stop style:position="7.55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4091in" fo:margin-bottom="0.7839in" fo:margin-left="0.5354in" fo:margin-right="0.404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9T14:09:35.031000000</dc:date>
    <meta:editing-duration>PT3H3M25S</meta:editing-duration>
    <meta:editing-cycles>36</meta:editing-cycles>
    <meta:generator>LibreOffice/7.4.2.3$Windows_X86_64 LibreOffice_project/382eef1f22670f7f4118c8c2dd222ec7ad009daf</meta:generator>
    <meta:document-statistic meta:table-count="0" meta:image-count="0" meta:object-count="2" meta:page-count="2" meta:paragraph-count="18" meta:word-count="80" meta:character-count="605" meta:non-whitespace-character-count="53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  <style:font-face style:name="SourceCodePro, monospace" svg:font-family="'SourceCodePro, monospace', Consolas, 'Courier New', monospace"/>
  </office:font-face-decls>
  <office:automatic-styles>
    <style:style style:name="P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style:font-name="Source Code Pro" fo:font-size="8pt" style:font-size-asian="8pt" style:font-size-complex="8pt"/>
    </style:style>
    <style:style style:name="P2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style:font-name="Source Code Pro" fo:font-size="8pt" style:font-size-asian="8pt" style:font-size-complex="8pt"/>
    </style:style>
    <style:style style:name="T1" style:family="text">
      <style:text-properties fo:color="#000000" loext:opacity="100%" fo:font-weight="normal" fo:background-color="#fffffe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f __name__ == '__main__':</text:p>
      <text:p text:style-name="P1"><text:s text:c="4"/>my_string = "Hello, World!"</text:p>
      <text:p text:style-name="P1"><text:s text:c="4"/>print(my_string)</text:p>
    </office:tex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  <style:font-face style:name="SourceCodePro, monospace" svg:font-family="'SourceCodePro, monospace', Consolas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loext:opacity="0%" style:font-name="Liberation Serif" fo:font-size="12pt" fo:language="tr" fo:country="TR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Source Code Pro" fo:font-family="'Source Code Pro'" style:font-family-generic="modern" style:font-pitch="fixed" fo:font-size="8pt" style:font-size-asian="7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0898in" fo:margin-bottom="0.7874in" fo:margin-left="0.0835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14cm" fo:min-width="0.52cm"/>
    </style:style>
    <style:style style:name="gr2" style:family="graphic" style:parent-style-name="standard">
      <style:graphic-properties svg:stroke-color="#666666" draw:fill-color="#dddddd" draw:textarea-horizontal-align="justify" draw:textarea-vertical-align="middle" draw:auto-grow-height="false" fo:min-height="0.17cm" fo:min-width="1.544cm"/>
      <style:paragraph-properties style:writing-mode="lr-tb"/>
    </style:style>
    <style:style style:name="gr3" style:family="graphic" style:parent-style-name="objectwithoutfill">
      <style:graphic-properties draw:marker-end="Çizgi_20_ucu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top" draw:auto-grow-height="false" fo:min-height="1.155cm" fo:min-width="1.363cm"/>
      <style:paragraph-properties style:writing-mode="lr-tb"/>
    </style:style>
    <style:style style:name="gr5" style:family="graphic" style:parent-style-name="objectwithoutfill">
      <style:graphic-properties draw:marker-end="Çizgi_20_ucu_20_5" draw:marker-end-width="0.3cm" draw:fill="none" draw:textarea-vertical-align="middle"/>
    </style:style>
    <style:style style:name="gr6" style:family="graphic" style:parent-style-name="objectwithoutfill">
      <style:graphic-properties draw:marker-end="Çizgi_20_ucu_20_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Times New Roman" fo:font-size="6.59999990463257pt" style:font-size-asian="6pt" style:font-size-complex="6pt"/>
    </style:style>
    <style:style style:name="P3" style:family="paragraph">
      <loext:graphic-properties draw:fill-color="#dddddd"/>
      <style:paragraph-properties fo:text-align="center" style:writing-mode="lr-tb"/>
      <style:text-properties style:font-name="Times New Roman" fo:font-size="6.59999990463257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writing-mode="lr-tb"/>
      <style:text-properties fo:font-size="6.59999990463257pt" style:font-size-asian="6pt" style:font-size-complex="6pt"/>
    </style:style>
    <style:style style:name="T1" style:family="text">
      <style:text-properties style:font-name="Times New Roman" fo:font-size="6pt" style:font-size-asian="6pt" style:font-size-complex="6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1" xml:id="id2" draw:id="id2" draw:layer="layout" svg:width="1.02cm" svg:height="0.702cm" svg:x="13.275cm" svg:y="7.367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3" xml:id="id1" draw:id="id1" draw:layer="layout" svg:width="2.043cm" svg:height="0.702cm" svg:x="10.893cm" svg:y="4.911cm">
          <text:p text:style-name="P2"><text:span text:style-name="T1">fhmflkmlssd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3" draw:text-style-name="P4" draw:layer="layout" svg:x1="11.915cm" svg:y1="5.539cm" svg:x2="13.786cm" svg:y2="7.367cm" draw:start-shape="id1" draw:start-glue-point="6" draw:end-shape="id2" draw:end-glue-point="4" svg:d="M11915 5539v952h1871v876" svg:viewBox="0 0 1872 1829">
          <text:p/>
        </draw:connector>
        <draw:custom-shape draw:style-name="gr4" draw:text-style-name="P5" xml:id="id3" draw:id="id3" draw:layer="layout" svg:width="3.063cm" svg:height="1.404cm" svg:x="8.508cm" svg:y="7.017cm">
          <text:p text:style-name="P5"><text:span text:style-name="T2">sdasa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draw:type="curve" svg:x1="11.259cm" svg:y1="7.719cm" svg:x2="13.276cm" svg:y2="7.718cm" draw:start-shape="id3" draw:start-glue-point="9" draw:end-shape="id2" draw:end-glue-point="7" svg:d="M11259 7719c1746 0 738-1 2017-1" svg:viewBox="0 0 2018 2">
          <text:p/>
        </draw:connector>
        <draw:connector draw:style-name="gr6" draw:text-style-name="P4" draw:layer="layout" draw:type="lines" svg:x1="10.039cm" svg:y1="7.017cm" svg:x2="10.893cm" svg:y2="5.262cm" draw:start-shape="id3" draw:start-glue-point="5" draw:end-shape="id1" draw:end-glue-point="5" svg:d="M10039 7017v-501l352-1254h502" svg:viewBox="0 0 855 1756">
          <text:p/>
        </draw:connector>
      </draw:page>
      <draw:page draw:name="page2" draw:style-name="dp1" draw:master-page-name="Varsayılan"/>
    </office:drawing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Çizgi_20_ucu_20_2" draw:display-name="Çizgi ucu 2" svg:viewBox="0 0 20 20" svg:d="M0 20l10-20 10 20z"/>
    <draw:marker draw:name="Çizgi_20_ucu_20_5" draw:display-name="Çizgi ucu 5" svg:viewBox="0 0 20 20" svg:d="M0 20l10-20 10 20z"/>
    <draw:marker draw:name="Çizgi_20_ucu_20_7" draw:display-name="Çizgi ucu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